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cc03" officeooo:paragraph-rsid="000fcc03"/>
    </style:style>
    <style:style style:name="P2" style:family="paragraph" style:parent-style-name="Standard">
      <style:text-properties officeooo:rsid="00108521" officeooo:paragraph-rsid="00108521"/>
    </style:style>
    <style:style style:name="P3" style:family="paragraph" style:parent-style-name="Standard">
      <style:text-properties officeooo:rsid="00108521" officeooo:paragraph-rsid="0014f38b"/>
    </style:style>
    <style:style style:name="P4" style:family="paragraph" style:parent-style-name="Standard">
      <style:text-properties officeooo:rsid="00108521" officeooo:paragraph-rsid="0017ab26"/>
    </style:style>
    <style:style style:name="P5" style:family="paragraph" style:parent-style-name="Standard">
      <style:text-properties officeooo:rsid="001369e6" officeooo:paragraph-rsid="00163dfb"/>
    </style:style>
    <style:style style:name="P6" style:family="paragraph" style:parent-style-name="Standard">
      <style:text-properties fo:font-weight="bold" officeooo:rsid="000fcc03" officeooo:paragraph-rsid="000fcc03" style:font-weight-asian="bold" style:font-weight-complex="bold"/>
    </style:style>
    <style:style style:name="P7" style:family="paragraph" style:parent-style-name="Standard">
      <style:text-properties fo:font-weight="bold" officeooo:rsid="00182d31" officeooo:paragraph-rsid="00182d31" style:font-weight-asian="bold" style:font-weight-complex="bold"/>
    </style:style>
    <style:style style:name="P8" style:family="paragraph" style:parent-style-name="Standard">
      <style:text-properties fo:color="#0066b3" fo:font-weight="bold" officeooo:rsid="00108521" officeooo:paragraph-rsid="0017ab26" style:font-weight-asian="bold" style:font-weight-complex="bold"/>
    </style:style>
    <style:style style:name="P9" style:family="paragraph" style:parent-style-name="Standard">
      <style:text-properties fo:color="#0066b3" fo:font-weight="bold" officeooo:rsid="000fcc03" officeooo:paragraph-rsid="000fcc03" style:font-weight-asian="bold" style:font-weight-complex="bold"/>
    </style:style>
    <style:style style:name="P10" style:family="paragraph" style:parent-style-name="Standard">
      <style:text-properties fo:color="#0066b3" officeooo:rsid="00108521" officeooo:paragraph-rsid="0017ab26"/>
    </style:style>
    <style:style style:name="P11" style:family="paragraph" style:parent-style-name="Standard">
      <style:text-properties fo:color="#0066b3" officeooo:rsid="000fcc03" officeooo:paragraph-rsid="000fcc03"/>
    </style:style>
    <style:style style:name="T1" style:family="text">
      <style:text-properties officeooo:rsid="0011ca86"/>
    </style:style>
    <style:style style:name="T2" style:family="text">
      <style:text-properties officeooo:rsid="001369e6"/>
    </style:style>
    <style:style style:name="T3" style:family="text">
      <style:text-properties officeooo:rsid="0014f38b"/>
    </style:style>
    <style:style style:name="T4" style:family="text">
      <style:text-properties officeooo:rsid="00163dfb"/>
    </style:style>
    <style:style style:name="T5" style:family="text">
      <style:text-properties officeooo:rsid="0017ab26"/>
    </style:style>
    <style:style style:name="T6" style:family="text">
      <style:text-properties fo:font-weight="normal" style:font-weight-asian="normal" style:font-weight-complex="normal"/>
    </style:style>
    <style:style style:name="T7" style:family="text">
      <style:text-properties fo:font-weight="normal" officeooo:rsid="00182d31" style:font-weight-asian="normal" style:font-weight-complex="normal"/>
    </style:style>
    <style:style style:name="T8" style:family="text">
      <style:text-properties officeooo:rsid="0018b2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gradecimientos</text:p>
      <text:p text:style-name="P4"><text:span text:style-name="T6">A mis padres, </text:span><text:span text:style-name="T7">compañeros de clase, compañero de proyecto</text:span><text:span text:style-name="T6">, profesores y especialmente a </text:span><text:span text:style-name="T7">Conxi, Laia y Tania</text:span><text:span text:style-name="T6">…….. Bendita paciencia. </text:span></text:p>
      <text:p text:style-name="P4"><text:span text:style-name="T6"/></text:p>
      <text:p text:style-name="P8">Thanks</text:p>
      <text:p text:style-name="P10"><text:span text:style-name="T6">To my parents, classmates, project partner, teachers and especially to Conxi, Laia and Tania ...... .. Blessed patience.</text:span></text:p>
      <text:p text:style-name="P2"/>
      <text:p text:style-name="P6">Conclusiones personales</text:p>
      <text:p text:style-name="P2"><text:span text:style-name="T8">Una vez más n</text:span>o quisiera ser reiterativo en la demanda de <text:span text:style-name="T3">la </text:span>ampliación del tiempo asignado para la realización de<text:span text:style-name="T1">l</text:span> <text:span text:style-name="T2">mismo</text:span>,<text:span text:style-name="T2">ya </text:span><text:s/><text:span text:style-name="T1">que es un </text:span>resumen <text:span text:style-name="T8">muy importante </text:span>de los conocimientos adquiridos durante estos dos <text:span text:style-name="T2">últimos</text:span> años.</text:p>
      <text:p text:style-name="P2"/>
      <text:p text:style-name="P2">Este proyecto me ha permitido adquirir nuevos conocimientos y habilidades en la superación de retos que hemos ido encontrado a cada paso de la evolución de desarrollo del mismo, <text:span text:style-name="T1">reflejo de un entorno laboral futuro.</text:span></text:p>
      <text:p text:style-name="P2"/>
      <text:p text:style-name="P3"><text:span text:style-name="T3">El inicio de este ciclo, “Desarrollo de programación web con la especialidad en bioinformática”, me lo planteé como un reto personal; por la edad y la adquisición de <text:s/>conocimientos en biologia, la programación <text:s/>habia convivido conmigo durante muchos años pero <text:s/>esta vez me permitirÍa actualizar mi formación. Y al <text:s/></text:span>iniciar este proyecto me planteé abordar mis dos <text:span text:style-name="T1">mayores </text:span>handicaps de este ciclo ; por una parte utilizar la tecnologia frontend con el framework Angular 7 y por otra parte la utilización de la lengua inglesa. <text:span text:style-name="T1">No solo he conseguidos mejorar los resultados de aprendizaje estipulados en el modulo M06 sino que los he aumentado al utilizar nuevos contenidos que no ha sido posible aprenderlos en el módulo. </text:span></text:p>
      <text:p text:style-name="P2"/>
      <text:p text:style-name="P5"><text:span text:style-name="T4">Además m</text:span>e ha permitido trabajar, en cordinación y colaboración , con un compañero para lograr una meta común; <text:span text:style-name="T4">ap</text:span>rovech<text:span text:style-name="T4">ando la</text:span> ocasión para agradec<text:span text:style-name="T4">erle</text:span> la <text:span text:style-name="T4">involucración y </text:span>paciencia <text:span text:style-name="T4">conmigo </text:span>en todo momento <text:span text:style-name="T8">ante las dificultades.</text:span></text:p>
      <text:p text:style-name="P2"/>
      <text:p text:style-name="P2"/>
      <text:p text:style-name="P9">Personal conclusions</text:p>
      <text:p text:style-name="P11">Once again I do not want to be reiterative in the demand for the extension of the time allotted for the realization of it, since it is a very important summary of the knowledge acquired during these last two years.</text:p>
      <text:p text:style-name="P11"/>
      <text:p text:style-name="P11">This project has allowed me to acquire new knowledge and skills in overcoming challenges that we have encountered at each step of the evolution of its development, reflecting a future work environment.</text:p>
      <text:p text:style-name="P11"/>
      <text:p text:style-name="P11">The beginning of this cycle, "Development of web programming with a specialty in bioinformatics", I raised it as a personal challenge; because of age and the acquisition of knowledge in biology, programming had been with me for many years but this time it would allow me to update my training. And at the beginning of this project I considered tackling my two biggest handicaps of this cycle; On the one hand, use the frontend technology with the Angular 7 framework and on the other hand the use of the English language. Not only have I managed to improve the learning outcomes stipulated in the M06 module, but I have also increased them by using new content that has not been possible to learn in the module.</text:p>
      <text:p text:style-name="P11"/>
      <text:p text:style-name="P11">It has also allowed me to work, in coordination and collaboration, with a partner to achieve a common goal; taking the opportunity to thank him for the involvement and patience with me at all times in the face of difficulties.</text:p>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22:51:57.606591427</meta:creation-date>
    <dc:date>2019-05-29T00:22:22.629889529</dc:date>
    <meta:editing-duration>PT14M34S</meta:editing-duration>
    <meta:editing-cycles>2</meta:editing-cycles>
    <meta:generator>LibreOffice/6.0.7.3$Linux_X86_64 LibreOffice_project/00m0$Build-3</meta:generator>
    <meta:document-statistic meta:table-count="0" meta:image-count="0" meta:object-count="0" meta:page-count="2" meta:paragraph-count="14" meta:word-count="503" meta:character-count="3048" meta:non-whitespace-character-count="2552"/>
  </office:meta>
</office:document-meta>
</file>